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070D63FA3CA7DD4.png" manifest:media-type="image/png"/>
  <manifest:file-entry manifest:full-path="Pictures/100002010000044A000001C74D701779CC8D998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9" style:family="paragraph" style:parent-style-name="Vec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a63a3"/>
    </style:style>
    <style:style style:name="P15" style:family="paragraph" style:parent-style-name="Adresa" style:master-page-name="MPF0">
      <style:paragraph-properties fo:margin-left="8.5cm" fo:margin-right="0cm" fo:margin-top="1.199cm" fo:margin-bottom="1.499cm" loext:contextual-spacing="false" fo:orphans="2" fo:widows="2" fo:text-indent="0cm" style:auto-text-indent="false" style:page-number="auto" fo:break-before="page" style:shadow="none" style:writing-mode="lr-tb">
        <style:tab-stops/>
      </style:paragraph-properties>
      <style:text-properties officeooo:paragraph-rsid="0009e238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color="#333333" style:font-name="Liberation Sans" fo:font-size="11pt" fo:language="cs" fo:country="CZ" officeooo:rsid="000a63a3" fo:background-color="transparent" loext:char-shading-value="0" style:font-size-asian="11pt" style:font-name-complex="Arial" style:font-size-complex="11pt"/>
    </style:style>
    <style:style style:name="T10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1" style:family="text">
      <style:text-properties fo:font-variant="normal" fo:text-transform="none" fo:color="#231f20" style:font-name="openSans" fo:font-size="10.5pt" fo:letter-spacing="normal" fo:font-style="normal" fo:font-weight="normal"/>
    </style:style>
    <style:style style:name="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3" style:family="text">
      <style:text-properties style:use-window-font-color="true" style:font-name-complex="Arial" style:font-size-complex="11pt"/>
    </style:style>
    <style:style style:name="T14" style:family="text">
      <style:text-properties style:use-window-font-color="true" officeooo:rsid="0009e238" style:font-name-complex="Arial" style:font-size-complex="11pt"/>
    </style:style>
    <style:style style:name="T15" style:family="text">
      <style:text-properties style:use-window-font-color="true" officeooo:rsid="000a63a3" style:font-name-complex="Arial" style:font-size-complex="11pt"/>
    </style:style>
    <style:style style:name="T16" style:family="text">
      <style:text-properties style:use-window-font-color="true" officeooo:rsid="000c37ed" style:font-name-complex="Arial" style:font-size-complex="11pt"/>
    </style:style>
    <style:style style:name="T17" style:family="text">
      <style:text-properties style:use-window-font-color="true" officeooo:rsid="000c471e" style:font-name-complex="Arial" style:font-size-complex="11pt"/>
    </style:style>
    <style:style style:name="T18" style:family="text">
      <style:text-properties style:use-window-font-color="true" style:font-name="Liberation Sans" fo:font-size="11pt" fo:language="cs" fo:country="CZ" style:font-name-asian="Times New Roman" style:font-size-asian="11pt" style:font-name-complex="Times New Roman" style:font-size-complex="11pt" style:language-complex="ar" style:country-complex="SA"/>
    </style:style>
    <style:style style:name="T19" style:family="text">
      <style:text-properties style:use-window-font-color="true" officeooo:rsid="000c37ed" style:font-size-complex="11pt"/>
    </style:style>
    <style:style style:name="T20" style:family="text">
      <style:text-properties style:use-window-font-color="true" fo:font-size="11pt" style:font-size-asian="11pt" style:font-size-complex="11pt"/>
    </style:style>
    <style:style style:name="T21" style:family="text">
      <style:text-properties officeooo:rsid="000c37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8"><text:s/></text:span><text:span text:style-name="T11">Krajský úřad - Moravskoslezský kraj</text:span><text:line-break/><text:span text:style-name="T11">28. října 117</text:span><text:line-break/><text:span text:style-name="T11">702 18 Ostrava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><text:span text:style-name="Standardní_20_písmo_20_odstavce"><text:span text:style-name="T20"><text:date style:data-style-name="N10107" text:date-value="2016-08-25T13:39:24.264102699">25.8.16</text:date></text:span></text:span></text:p>
          </table:table-cell>
        </table:table-row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1">Praha</text:p>
          </table:table-cell>
        </table:table-row>
      </table:table>
      <text:p text:style-name="P9">Odvolání zmocněnce <text:span text:style-name="T21">politické strany</text:span></text:p>
      <text:p text:style-name="P12"><text:span text:style-name="Standardní_20_písmo_20_odstavce"><text:span text:style-name="T16">Politická strana Česká pirátská strana</text:span></text:span><text:span text:style-name="Standardní_20_písmo_20_odstavce"><text:span text:style-name="T13">, která je volební stranou pro volby do </text:span></text:span><text:span text:style-name="Standardní_20_písmo_20_odstavce"><text:span text:style-name="T14">z</text:span></text:span><text:span text:style-name="Standardní_20_písmo_20_odstavce"><text:span text:style-name="T13">astupitelstva </text:span></text:span><text:span text:style-name="Standardní_20_písmo_20_odstavce"><text:span text:style-name="T17">Moravskoslezského</text:span></text:span><text:span text:style-name="Standardní_20_písmo_20_odstavce"><text:span text:style-name="T14"> kraje, </text:span></text:span><text:span text:style-name="Standardní_20_písmo_20_odstavce"><text:span text:style-name="T16">konané ve dnech 7. a 8. října 2016</text:span></text:span></text:p>
      <text:p text:style-name="P13">odvolává svého volebního zmocněnce</text:p>
      <text:p text:style-name="P14"><text:span text:style-name="Standardní_20_písmo_20_odstavce"><text:span text:style-name="T9">Ivana Danková, Mírová 359/13, Havířov – město, 736 01, nar. 24.7.197</text:span></text:span><text:span text:style-name="Standardní_20_písmo_20_odstavce">8</text:span><text:span text:style-name="Standardní_20_písmo_20_odstavce"><text:span text:style-name="T13">.</text:span></text:span></text:p>
      <text:p text:style-name="Text_20_body"><text:span text:style-name="Standardní_20_písmo_20_odstavce"><text:span text:style-name="T13">Za volební stranu dále jedná náhradník volebního zmocněnce Vladislav T</text:span></text:span><text:span text:style-name="Standardní_20_písmo_20_odstavce"><text:span text:style-name="T14">o</text:span></text:span><text:span text:style-name="Standardní_20_písmo_20_odstavce"><text:span text:style-name="T13">bias Esner, narozen 03.03.1982, trvalé bydliště Bechyňská č.p. 639, Praha 9, </text:span></text:span><text:span text:style-name="Standardní_20_písmo_20_odstavce"><text:span text:style-name="T14">Praha, </text:span></text:span><text:span text:style-name="Standardní_20_písmo_20_odstavce"><text:span text:style-name="T13">199 00 s datovou schránkou efxtg8z. Telefon: </text:span></text:span><text:span text:style-name="Standardní_20_písmo_20_odstavce"><text:span text:style-name="T16">778702713</text:span></text:span></text:p>
      <text:p text:style-name="P14"><text:span text:style-name="Standardní_20_písmo_20_odstavce"><text:span text:style-name="T16">Ivana Danková</text:span></text:span><text:span text:style-name="Standardní_20_písmo_20_odstavce"><text:span text:style-name="T15">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9">PhDr. Ivan Bartoš, Ph.D.</text:span></text:span></text:p>
      <text:p text:style-name="P8"><text:span text:style-name="Standardní_20_písmo_20_odstavce"><text:span text:style-name="T19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officeooo:rsid="000c37ed" style:font-name-complex="Arial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4D701779CC8D9987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</text:span></text:span><text:span text:style-name="Standardní_20_písmo_20_odstavce"><text:span text:style-name="MT4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5070D63FA3CA7DD4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39:24.092824245</dc:date>
    <meta:editing-cycles>4</meta:editing-cycles>
    <meta:editing-duration>PT19H11M</meta:editing-duration>
    <meta:document-statistic meta:table-count="1" meta:image-count="1" meta:object-count="0" meta:page-count="1" meta:paragraph-count="17" meta:word-count="172" meta:character-count="1168" meta:non-whitespace-character-count="1006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